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22360" officeooo:paragraph-rsid="00222360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0ed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logiaOperator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2">tipo di operator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2:55.624252531</dc:date>
    <meta:editing-duration>PT11M18S</meta:editing-duration>
    <meta:editing-cycles>9</meta:editing-cycles>
    <meta:document-statistic meta:table-count="2" meta:image-count="0" meta:object-count="0" meta:page-count="1" meta:paragraph-count="36" meta:word-count="54" meta:character-count="368" meta:non-whitespace-character-count="350"/>
  </office:meta>
</office:document-meta>
</file>